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italic" officeooo:paragraph-rsid="0022886a" style:font-size-asian="10pt" style:font-style-asian="italic" style:font-size-complex="10pt" style:font-style-complex="italic"/>
    </style:style>
    <style:style style:name="P2" style:family="paragraph" style:parent-style-name="Standard">
      <style:text-properties fo:font-weight="bold" style:font-size-asian="10.5pt" style:font-weight-asian="bold" style:font-weight-complex="bold"/>
    </style:style>
    <style:style style:name="P3" style:family="paragraph" style:parent-style-name="Standard">
      <style:text-properties style:font-size-asian="10.5pt"/>
    </style:style>
    <style:style style:name="P4" style:family="paragraph" style:parent-style-name="Standard">
      <style:text-properties officeooo:rsid="00202ef7" officeooo:paragraph-rsid="00202ef7" style:font-size-asian="10.5pt"/>
    </style:style>
    <style:style style:name="P5" style:family="paragraph" style:parent-style-name="Standard">
      <style:text-properties officeooo:rsid="00250fc1" officeooo:paragraph-rsid="00250fc1" style:font-size-asian="10.5pt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officeooo:rsid="00198039" officeooo:paragraph-rsid="00198039"/>
    </style:style>
    <style:style style:name="P8" style:family="paragraph" style:parent-style-name="Standard" style:list-style-name="L2">
      <style:text-properties officeooo:rsid="00198039" officeooo:paragraph-rsid="00198039" style:font-size-asian="10.5pt"/>
    </style:style>
    <style:style style:name="P9" style:family="paragraph" style:parent-style-name="Standard" style:list-style-name="L2">
      <style:text-properties style:font-size-asian="10.5pt"/>
    </style:style>
    <style:style style:name="P10" style:family="paragraph" style:parent-style-name="Standard" style:list-style-name="L3">
      <style:text-properties style:font-size-asian="10.5pt"/>
    </style:style>
    <style:style style:name="P11" style:family="paragraph" style:parent-style-name="Standard" style:list-style-name="L3">
      <style:text-properties officeooo:rsid="001be56a" officeooo:paragraph-rsid="001be56a" style:font-size-asian="10.5pt"/>
    </style:style>
    <style:style style:name="P12" style:family="paragraph" style:parent-style-name="Standard" style:list-style-name="L4">
      <style:text-properties officeooo:rsid="001d072c" officeooo:paragraph-rsid="001d072c" style:font-size-asian="10.5pt"/>
    </style:style>
    <style:style style:name="P13" style:family="paragraph" style:parent-style-name="Standard" style:list-style-name="L5">
      <style:text-properties officeooo:rsid="0020920f" officeooo:paragraph-rsid="0020920f" style:font-size-asian="10.5pt"/>
    </style:style>
    <style:style style:name="P14" style:family="paragraph" style:parent-style-name="Standard" style:list-style-name="L3">
      <style:text-properties officeooo:rsid="001e4d3a" officeooo:paragraph-rsid="001e4d3a" style:font-size-asian="10.5pt"/>
    </style:style>
    <style:style style:name="P15" style:family="paragraph" style:parent-style-name="Standard" style:list-style-name="L3">
      <style:text-properties officeooo:rsid="001fc7e7" officeooo:paragraph-rsid="001fc7e7" style:font-size-asian="10.5pt"/>
    </style:style>
    <style:style style:name="P16" style:family="paragraph" style:parent-style-name="Standard" style:list-style-name="L3">
      <style:text-properties officeooo:rsid="00202ef7" officeooo:paragraph-rsid="00202ef7" style:font-size-asian="10.5pt"/>
    </style:style>
    <style:style style:name="P17" style:family="paragraph" style:parent-style-name="Standard" style:list-style-name="L7">
      <style:text-properties officeooo:rsid="00202ef7" officeooo:paragraph-rsid="00202ef7" style:font-size-asian="10.5pt"/>
    </style:style>
    <style:style style:name="P18" style:family="paragraph" style:parent-style-name="Standard" style:list-style-name="L4">
      <style:text-properties officeooo:paragraph-rsid="001c91ef"/>
    </style:style>
    <style:style style:name="P19" style:family="paragraph" style:parent-style-name="Standard" style:list-style-name="L4">
      <style:text-properties officeooo:rsid="001d072c" officeooo:paragraph-rsid="001d072c"/>
    </style:style>
    <style:style style:name="P20" style:family="paragraph" style:parent-style-name="Standard" style:list-style-name="L3">
      <style:text-properties fo:font-weight="bold" style:font-size-asian="10.5pt" style:font-weight-asian="bold" style:font-weight-complex="bold"/>
    </style:style>
    <style:style style:name="P21" style:family="paragraph" style:parent-style-name="Standard" style:list-style-name="L5">
      <style:text-properties officeooo:paragraph-rsid="001e4d3a"/>
    </style:style>
    <style:style style:name="P22" style:family="paragraph" style:parent-style-name="Standard" style:list-style-name="L5">
      <style:text-properties officeooo:rsid="00202ef7" officeooo:paragraph-rsid="00202ef7"/>
    </style:style>
    <style:style style:name="P23" style:family="paragraph" style:parent-style-name="Standard" style:list-style-name="L1">
      <style:paragraph-properties fo:margin-left="0.258cm" fo:margin-right="0cm" fo:text-indent="-0.196cm" style:auto-text-indent="false">
        <style:tab-stops>
          <style:tab-stop style:position="0.228cm"/>
        </style:tab-stops>
      </style:paragraph-properties>
      <style:text-properties style:font-size-asian="10.5pt"/>
    </style:style>
    <style:style style:name="P24" style:family="paragraph" style:parent-style-name="Text_20_body" style:list-style-name="L6">
      <style:text-properties officeooo:paragraph-rsid="00250fc1"/>
    </style:style>
    <style:style style:name="P25" style:family="paragraph" style:parent-style-name="Text_20_body" style:list-style-name="L6">
      <style:text-properties officeooo:rsid="00202ef7" officeooo:paragraph-rsid="00250fc1" style:font-size-asian="10.5pt"/>
    </style:style>
    <style:style style:name="P26" style:family="paragraph" style:parent-style-name="Text_20_body" style:list-style-name="L7"/>
    <style:style style:name="P27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" fo:font-size="11pt" fo:font-weight="normal" officeooo:rsid="0022886a" style:font-size-asian="11pt" style:font-weight-asian="normal" style:font-size-complex="11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ize-asian="10.5pt" style:font-style-asian="italic" style:font-style-complex="italic"/>
    </style:style>
    <style:style style:name="T5" style:family="text">
      <style:text-properties style:font-size-asian="10.5pt"/>
    </style:style>
    <style:style style:name="T6" style:family="text">
      <style:text-properties officeooo:rsid="001c91ef" style:font-size-asian="10.5pt"/>
    </style:style>
    <style:style style:name="T7" style:family="text">
      <style:text-properties officeooo:rsid="001d072c" style:font-size-asian="10.5pt"/>
    </style:style>
    <style:style style:name="T8" style:family="text">
      <style:text-properties officeooo:rsid="001e4d3a" style:font-size-asian="10.5pt"/>
    </style:style>
    <style:style style:name="T9" style:family="text">
      <style:text-properties officeooo:rsid="001ed8cc" style:font-size-asian="10.5pt"/>
    </style:style>
    <style:style style:name="T10" style:family="text">
      <style:text-properties officeooo:rsid="00202ef7" style:font-size-asian="10.5pt"/>
    </style:style>
    <style:style style:name="T11" style:family="text">
      <style:text-properties officeooo:rsid="001c91ef"/>
    </style:style>
    <style:style style:name="T12" style:family="text">
      <style:text-properties officeooo:rsid="00244fc6"/>
    </style:style>
    <style:style style:name="T13" style:family="text">
      <style:text-properties officeooo:rsid="0026b0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tro </text:p>
      <text:p text:style-name="P3"/>
      <text:list xml:id="list3617014708010532220" text:style-name="L1">
        <text:list-item>
          <text:p text:style-name="P23">Llegeix el següent text: </text:p>
        </text:list-item>
      </text:list>
      <text:list xml:id="list8729098930557219909" text:style-name="L2">
        <text:list-item>
          <text:p text:style-name="P6"><text:span text:style-name="T5">Al principi hi hagué la línia d’ordres (capítol </text:span><text:span text:style-name="T4">Cotxes mgb, tancs i batmòbils</text:span><text:span text:style-name="T5">): </text:span></text:p>
          <text:p text:style-name="P7"><text:a xlink:type="simple" xlink:href="http://www.lafarga.cat/culturalliure/arxius/Al_principi.pdf"><text:span text:style-name="T5">http://www.lafarga.cat/culturalliure/arxius/Al_principi.pdf</text:span></text:a></text:p>
          <text:p text:style-name="P8"/>
          <text:p text:style-name="P9"/>
        </text:list-item>
      </text:list>
      <text:p text:style-name="P3">Contesta les següents preguntes: </text:p>
      <text:list xml:id="list2571943823681586956" text:style-name="L3">
        <text:list-item text:start-value="1">
          <text:p text:style-name="P10">Enumera els sistemes operatius que surten al text i la relació que fa l'autor amb diferents vehicles. </text:p>
          <text:p text:style-name="P10"/>
          <text:p text:style-name="P11"><text:span text:style-name="T11">Windows(</text:span>MICROSOFT<text:span text:style-name="T11">)</text:span>,<text:span text:style-name="T11">MAC(</text:span>APPLE<text:span text:style-name="T11">)</text:span>,LINUX,BeOS</text:p>
          <text:p text:style-name="P11"/>
        </text:list-item>
      </text:list>
      <text:list xml:id="list3226144587821377434" text:style-name="L4">
        <text:list-item>
          <text:p text:style-name="P18"><text:span text:style-name="T6">Microsft: va començar a vendre bicicletes de 3 marxes (MS DOS), </text:span><text:span text:style-name="T7">després va passar a canviar les bicis en ciclo motors ( Windows originari), passant a cotxes familiars (Windows 95) per arribar a cotxestot terreny (Windows NT),</text:span></text:p>
        </text:list-item>
        <text:list-item>
          <text:p text:style-name="P12">MAC (Apple): va començar també a vendre bicicletes y rapidament va passar a vendre vehicles motoritzats molt carsd'un disseny atractiu i ben blindats.</text:p>
        </text:list-item>
        <text:list-item>
          <text:p text:style-name="P12">BeOS(Be Inc): ven batmobils més <text:s/>atractius que els d'Apple i a més son més barats .</text:p>
        </text:list-item>
        <text:list-item>
          <text:p text:style-name="P19"><text:span text:style-name="T5">Linux: Aqui no es ven res,tot es gratuit. S'hi fabriquen tancs que no s'espatllen mai ,</text:span><text:span text:style-name="T8">d'us gratuit</text:span></text:p>
        </text:list-item>
      </text:list>
      <text:list xml:id="list14715652730165" text:continue-list="list2571943823681586956" text:style-name="L3">
        <text:list-header>
          <text:p text:style-name="P11"/>
        </text:list-header>
        <text:list-item>
          <text:p text:style-name="P20">Fes una relació dels sistemes operatius que apareixen al text i els anys en que van aparèixer aquests. </text:p>
        </text:list-item>
      </text:list>
      <text:list xml:id="list4216933056031629081" text:style-name="L5">
        <text:list-item>
          <text:p text:style-name="P21"><text:span text:style-name="T8">Microsft </text:span><text:span text:style-name="T10">(</text:span><text:span text:style-name="T8">1975</text:span><text:span text:style-name="T10">)</text:span><text:span text:style-name="T8">,el OS windows es de facil us per al client final,</text:span><text:span text:style-name="T9">de fet 95% dels clients el compren,pero és menys protegits,millor dit no esta protegit</text:span></text:p>
        </text:list-item>
        <text:list-item>
          <text:p text:style-name="P21"><text:span text:style-name="T8">Apple </text:span><text:span text:style-name="T10">(</text:span><text:span text:style-name="T8">1976</text:span><text:span text:style-name="T10">)</text:span><text:span text:style-name="T8">,</text:span><text:span text:style-name="T9">esta protegit i el seu funcionamment és un misteri,</text:span></text:p>
        </text:list-item>
        <text:list-item>
          <text:p text:style-name="P22"><text:span text:style-name="T9">B</text:span><text:span text:style-name="T5">eOS (1996) son més atractius i més barats,utilitza el bash com linux.</text:span></text:p>
        </text:list-item>
        <text:list-item>
          <text:p text:style-name="P13">Linux (1980) és totalment gratuit,qualsevol el pot utilitzar,modificar i redistribuir</text:p>
        </text:list-item>
      </text:list>
      <text:list xml:id="list14714495712136" text:continue-list="list14715652730165" text:style-name="L3">
        <text:list-header>
          <text:p text:style-name="P14"/>
        </text:list-header>
        <text:list-item>
          <text:p text:style-name="P20">Cerca informació per Internet respecte el sistema operatiu BeOS. Quina és la seva situació actual? </text:p>
          <text:p text:style-name="P15">BeOS corria sobre el seu propi hadware BeBOX que va ser est<text:span text:style-name="T12">és</text:span> a la plataforma Pow<text:span text:style-name="T12">e</text:span>rPC i després va tenir compatibilitat amb processadors x86.la intenció de la empresa Be era vendre BeOS <text:span text:style-name="T12">a</text:span> Apple per a substuir Mac OS,l'operació va fallar i BeOS va fracassar.L'ANY 2001 Be va ser <text:span text:style-name="T12">propietat de </text:span>Palm que el va passar a PalmSource i avui dia és propietat de Acces Co.</text:p>
          <text:p text:style-name="P15">Microsoft és el responsable de la fallita de Be,en efecte,Microsoft va fer contractes tancats amb fabricants de hadware que només permetien la preinstal.lació de Windows.</text:p>
          <text:p text:style-name="P15">Microsoft va pagar a Be 23,2 millons de dolar l'any 2001</text:p>
          <text:p text:style-name="P15">font: <text:a xlink:type="simple" xlink:href="http://es.wikipedia.org/wiki/BeOS">http://es.wikipedia.org/wiki/BeOS</text:a> </text:p>
          <text:p text:style-name="P15"><text:s/></text:p>
        </text:list-item>
        <text:list-item>
          <text:p text:style-name="P20">El text que acabes de llegir és el primer capítol del llibre “<text:span text:style-name="T3">Al principi hi hagué la línia d’ordres”</text:span>, escrit per Neal Stephenson l'any 1999. Creus que la comparativa que fa amb GNU/Linux encara és vigent? </text:p>
          <text:p text:style-name="P16">A nivell d'us personal GNU/Linux <text:s/>és poc conegut però és el més utilitzat a nivell de servidor,més de 90%</text:p>
        </text:list-item>
      </text:list>
      <text:p text:style-name="P4"/>
      <text:p text:style-name="P5"><text:soft-page-break/>així esta l'ús de linux en el món segons <text:s/><text:a xlink:type="simple" xlink:href="http://www.nosolounix.com/2011/06/porcentaje-de-uso-de-gnulinux-en.html">http://www.nosolounix.com/2011/06/porcentaje-de-uso-de-gnulinux-en.html</text:a> </text:p>
      <text:list xml:id="list1758130526942432524" text:style-name="L6">
        <text:list-item>
          <text:p text:style-name="P25">Mundial, 0.76% </text:p>
        </text:list-item>
        <text:list-item>
          <text:p text:style-name="P24">Europa, 1.14% </text:p>
        </text:list-item>
      </text:list>
      <text:list xml:id="list14714563043249" text:continue-list="list14714495712136" text:style-name="L7">
        <text:list-item>
          <text:p text:style-name="P27">América del Sur, 0.88% </text:p>
        </text:list-item>
        <text:list-item>
          <text:p text:style-name="P27">América del Norte, 0.72% </text:p>
        </text:list-item>
        <text:list-item>
          <text:p text:style-name="P27">Oceania, 0.72% </text:p>
        </text:list-item>
        <text:list-item>
          <text:p text:style-name="P27">Africa, 0.45% </text:p>
        </text:list-item>
        <text:list-item>
          <text:p text:style-name="P26">Asia, 0.34% </text:p>
          <text:p text:style-name="P17"/>
        </text:list-item>
      </text:list>
      <text:p text:style-name="P4"/>
      <text:p text:style-name="P4"/>
      <text:list xml:id="list14714397389799" text:continue-list="list14714563043249" text:style-name="L3">
        <text:list-item>
          <text:p text:style-name="P20">Enumera quins motius creus que té la majoria de la gent actualment per seguir usant monovolums enlloc de tancs. </text:p>
          <text:p text:style-name="P16">La gent creu que el tancs son més dificil a manipular i també crec <text:span text:style-name="T13">que</text:span> el public no coneix totes les avantatges dels tancs,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fo:font-style="italic" officeooo:paragraph-rsid="0022886a" style:font-size-asian="10pt" style:font-style-asian="italic" style:font-size-complex="10pt" style:font-style-complex="italic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style:font-name="DejaVu Sans" fo:font-size="11pt" fo:font-weight="normal" officeooo:rsid="0022886a" style:font-size-asian="11pt" style:font-weight-asian="normal" style:font-size-complex="11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CFGS DAM – M01</text:span><text:tab/><text:tab/><text:tab/><text:tab/><text:span text:style-name="MT1">UF1: Instal·lació, configuració i explotació del sistema informàtic</text:span></text:p>
        <text:p text:style-name="MP1">Activitat 0<text:tab/><text:tab/><text:tab/><text:tab/><text:tab/><text:tab/></text:p>
        <text:p text:style-name="MP1"><text:tab/><text:tab/><text:tab/><text:tab/><text:tab/><text:tab/><text:span text:style-name="MT2">Samba Guey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oros </meta:initial-creator>
    <meta:creation-date>2013-04-04T16:33:00</meta:creation-date>
    <dc:date>2014-10-05T01:43:50.418424487</dc:date>
    <dc:creator>Samba Gueye</dc:creator>
    <meta:editing-duration>PT24M19S</meta:editing-duration>
    <meta:editing-cycles>13</meta:editing-cycles>
    <meta:generator>LibreOffice/4.2.8.2$Linux_X86_64 LibreOffice_project/420$Build-2</meta:generator>
    <meta:printed-by>jamoros </meta:printed-by>
    <meta:print-date>2013-04-04T16:53:50</meta:print-date>
    <meta:document-statistic meta:table-count="0" meta:image-count="0" meta:object-count="0" meta:page-count="2" meta:paragraph-count="40" meta:word-count="495" meta:character-count="3032" meta:non-whitespace-character-count="2561"/>
  </office:meta>
</office:document-meta>
</file>